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26cm" fo:margin-right="0.026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fo:padding="0cm" fo:border="none"/>
      <style:text-properties style:font-name="serif" fo:font-size="15pt"/>
    </style:style>
    <style:style style:name="P4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Standard" style:master-page-name="">
      <style:paragraph-properties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26.961cm" draw:z-index="0">
        <draw:text-box fo:min-height="34.899cm">
          <text:p text:style-name="P3">Modelo de Documento Plano de Projeto </text:p>
          <text:p text:style-name="P3">Título</text:p>
          <text:p text:style-name="P3">: Plano de Projeto </text:p>
          <text:p text:style-name="P3">Dados Gerais</text:p>
          <text:p text:style-name="P3">: </text:p>
          <text:p text:style-name="P3">Projeto: &lt;&lt;Nome do Projeto&gt;&gt; </text:p>
          <text:p text:style-name="P3">Versão: &lt;&lt;Número da Versão do Plano de Projeto&gt;&gt; </text:p>
          <text:p text:style-name="P3">Responsáveis: &lt;&lt;Nome dos Responsáveis&gt;&gt; </text:p>
          <text:p text:style-name="P3">Seções do Documento e Instruções para seu preenchimento: </text:p>
          <text:p text:style-name="P3">1. Introdução </text:p>
          <text:p text:style-name="P3">Texto livre introdutório descrevendo o documento. </text:p>
          <text:p text:style-name="P3">2. Escopo do Projeto </text:p>
          <text:p text:style-name="P3">Texto introdutório sobre o problema a ser tratado, seguido de uma identificação de </text:p>
          <text:p text:style-name="P3">subsistemas e módulos / macro-funções que o sistema deverá tratar, apresentada na forma </text:p>
          <text:p text:style-name="P3">de diagramas de casos de uso e descrições sucintas dos mesmos. </text:p>
          <text:p text:style-name="P3">3. Processo de Software do Projeto </text:p>
          <text:p text:style-name="P3">Indicar o processo padrão / especializado usado como base (quando aplicável) e o modelo </text:p>
          <text:p text:style-name="P3">de ciclo de vida adotado, com uma breve justificativa para sua escolha. A seguir, apresentar </text:p>
          <text:p text:style-name="P3">o processo de desenvolvimento no seguinte formato: </text:p>
          <text:p text:style-name="P3">Processo de Desenvolvimento </text:p>
          <text:p text:style-name="P3">&lt;&lt;Nome da Atividade&gt;&gt; </text:p>
          <text:p text:style-name="P3">Pré-atividades: &lt;&lt;Nomes das pré-atividades&gt;&gt; </text:p>
          <text:p text:style-name="P3">Sub-atividades: &lt;&lt;Nomes das sub-atividades&gt;&gt; </text:p>
          <text:p text:style-name="P3">Artefatos Insumo: &lt;&lt;Artefatos requeridos pela atividade&gt;&gt; </text:p>
          <text:p text:style-name="P3">Artefatos Produzidos: &lt;&lt;Artefatos produzidos pela atividade&gt;&gt; </text:p>
          <text:p text:style-name="P3">Recursos Necessários: </text:p>
          <text:p text:style-name="P3">Recursos Humanos: &lt;&lt;Papéis necessários para realizar a atividade&gt;&gt; </text:p>
          <text:p text:style-name="P3">Ferramentas de Software: &lt;&lt;Tipos de Ferramentas necessárias&gt;&gt; </text:p>
          <text:p text:style-name="P3">Hardware: &lt;&lt;Equipamentos necessários para realizar a atividade&gt;&gt; </text:p>
          <text:p text:style-name="P3">Procedimentos: &lt;&lt;Procedimentos a serem adotados&gt;&gt; </text:p>
          <text:p text:style-name="P3">Tecer comentários sobre os demais processos, sobretudo quando houver mudanças em </text:p>
          <text:p text:style-name="P3">relação ao processo padrão. </text:p>
        </draw:text-box>
      </draw:frame>
      <draw:frame draw:style-name="fr1" draw:name="Quadro2" text:anchor-type="page" text:anchor-page-number="1" svg:x="0cm" svg:y="0cm" svg:width="26.961cm" draw:z-index="1">
        <draw:text-box fo:min-height="34.899cm">
          <text:p text:style-name="P2">Modelo de Documento Plano de Projeto </text:p>
          <text:p text:style-name="P4"/>
          <text:p text:style-name="P5"><text:span text:style-name="T1">Título:</text:span> Agenda Pessoal de Tarefas</text:p>
          <text:p text:style-name="P5"><text:s/></text:p>
          <text:p text:style-name="P6">Dados Gerais:</text:p>
          <text:p text:style-name="P6"/>
          <text:p text:style-name="P5">Projeto: Agenda Pessoal de Tarefas</text:p>
          <text:p text:style-name="P5"/>
          <text:p text:style-name="P5">Versão: 1.0</text:p>
          <text:p text:style-name="P5"/>
          <text:p text:style-name="P5">Responsáveis: &lt;&lt;Nome dos Responsáveis&gt;&gt;</text:p>
          <text:p text:style-name="P5"/>
          <text:p text:style-name="P5"/>
          <text:p text:style-name="P5">Seções do Documento e Instruções para seu preenchimento:</text:p>
          <text:p text:style-name="P5"><text:s/></text:p>
          <text:p text:style-name="P4">1. Introdução</text:p>
          <text:p text:style-name="P5"/>
          <text:p text:style-name="P5">Uma agenda pessoal de tarefas com o objetivo de gerenciar as atividades diárias do usuário.</text:p>
          <text:p text:style-name="P5"/>
          <text:p text:style-name="P5">2. Escopo do Projeto </text:p>
          <text:p text:style-name="P5"/>
          <text:p text:style-name="P5"/>
          <text:p text:style-name="P5"/>
          <text:p text:style-name="P5">Texto introdutório sobre o problema a ser tratado, seguido de uma identificação de </text:p>
          <text:p text:style-name="P5">subsistemas e módulos / macro-funções que o sistema deverá tratar, apresentada na forma </text:p>
          <text:p text:style-name="P5">de diagramas de casos de uso e descrições sucintas dos mesmos. </text:p>
          <text:p text:style-name="P5">3. Processo de Software do Projeto </text:p>
          <text:p text:style-name="P5">Indicar o processo padrão / especializado usado como base (quando aplicável) e o modelo </text:p>
          <text:p text:style-name="P5">de ciclo de vida adotado, com uma breve justificativa para sua escolha. A seguir, apresentar </text:p>
          <text:p text:style-name="P5">o processo de desenvolvimento no seguinte formato: </text:p>
          <text:p text:style-name="P5">Processo de Desenvolvimento </text:p>
          <text:p text:style-name="P5">&lt;&lt;Nome da Atividade&gt;&gt; </text:p>
          <text:p text:style-name="P5">Pré-atividades: &lt;&lt;Nomes das pré-atividades&gt;&gt; </text:p>
          <text:p text:style-name="P5">Sub-atividades: &lt;&lt;Nomes das sub-atividades&gt;&gt; </text:p>
          <text:p text:style-name="P5">Artefatos Insumo: &lt;&lt;Artefatos requeridos pela atividade&gt;&gt; </text:p>
          <text:p text:style-name="P5">Artefatos Produzidos: &lt;&lt;Artefatos produzidos pela atividade&gt;&gt; </text:p>
          <text:p text:style-name="P5">Recursos Necessários: </text:p>
          <text:p text:style-name="P5">Recursos Humanos: &lt;&lt;Papéis necessários para realizar a atividade&gt;&gt; </text:p>
          <text:p text:style-name="P5">Ferramentas de Software: &lt;&lt;Tipos de Ferramentas necessárias&gt;&gt; </text:p>
          <text:p text:style-name="P5">Hardware: &lt;&lt;Equipamentos necessários para realizar a atividade&gt;&gt; </text:p>
          <text:p text:style-name="P5">Procedimentos: &lt;&lt;Procedimentos a serem adotados&gt;&gt; </text:p>
          <text:p text:style-name="P5">Tecer comentários sobre os demais processos, sobretudo quando houver mudanças em </text:p>
          <text:p text:style-name="P5">relação ao processo padrão. </text:p>
          <text:p text:style-name="P8"/>
          <text:p text:style-name="P7">4. Equipe do Projeto </text:p>
          <text:p text:style-name="P5">Apresentar a equipe do projeto, identificando as pessoas e os papéis que as mesmas </text:p>
          <text:p text:style-name="P5">vão desempenhar no projeto. </text:p>
          <text:p text:style-name="P5">5. Estimativas </text:p>
          <text:p text:style-name="P5">5.1 – Estimativa de Tamanho </text:p>
          <text:p text:style-name="P5">Apresentar a estimativa e a base de cálculo para se chegar a ela, informando o </text:p>
          <text:p text:style-name="P5">procedimento utilizado em sua elaboração. </text:p>
          <text:p text:style-name="P5">5.2 – Estimativa de Esforço </text:p>
          <text:p text:style-name="P5">Apresentar a estimativa e a base de cálculo para se chegar a ela, informando o </text:p>
          <text:p text:style-name="P5">procedimento utilizado em sua elaboração. </text:p>
          <text:p text:style-name="P5">5.3 – Alocação de Recursos </text:p>
          <text:p text:style-name="P5">Apresentar a alocação de recursos para as atividades do processo. </text:p>
          <text:p text:style-name="P5">5.4 – Estimativa de Duração </text:p>
          <text:p text:style-name="P5">Apresentar uma rede de tarefas, apontando o caminho crítico do projeto, e um </text:p>
          <text:p text:style-name="P5">gráfico de tempo para o projeto como um todo (cronograma). </text:p>
          <text:p text:style-name="P5">5.5 – Estimativa de Custo </text:p>
          <text:p text:style-name="P5">Apresentar a estimativa e a base de cálculo para se chegar a ela, informando o </text:p>
          <text:p text:style-name="P5">procedimento utilizado em sua elaboração, quando couber. </text:p>
          <text:p text:style-name="P5">6. Plano de Riscos </text:p>
          <text:p text:style-name="P5">Anexar o plano de riscos, desenvolvido segundo o modelo de plano de riscos. </text:p>
          <text:p text:style-name="P8"/>
        </draw:text-box>
      </draw:frame>
      <text:p text:style-name="Standard"/>
      <text:section text:style-name="Sect1" text:name="pageContainer2"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8:07:04.64</meta:creation-date>
    <dc:date>2016-08-24T08:29:18.28</dc:date>
    <meta:editing-duration>PT12M50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1" meta:paragraph-count="84" meta:word-count="562" meta:character-count="3917"/>
  </office:meta>
</office:document-meta>
</file>